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b8aaf" officeooo:paragraph-rsid="002b8aaf"/>
    </style:style>
    <style:style style:name="P2" style:family="paragraph" style:parent-style-name="Text_20_body">
      <style:text-properties style:text-underline-style="solid" style:text-underline-width="auto" style:text-underline-color="font-color" officeooo:rsid="002b8aaf" officeooo:paragraph-rsid="002b8aaf"/>
    </style:style>
    <style:style style:name="P3" style:family="paragraph" style:parent-style-name="Text_20_body">
      <style:text-properties officeooo:rsid="002ccdd6" officeooo:paragraph-rsid="002ccdd6"/>
    </style:style>
    <style:style style:name="P4" style:family="paragraph" style:parent-style-name="Text_20_body">
      <style:text-properties officeooo:rsid="002d132f" officeooo:paragraph-rsid="002d132f"/>
    </style:style>
    <style:style style:name="P5" style:family="paragraph" style:parent-style-name="Text_20_body">
      <style:text-properties officeooo:rsid="002e7604" officeooo:paragraph-rsid="002e7604"/>
    </style:style>
    <style:style style:name="P6" style:family="paragraph" style:parent-style-name="Text_20_body">
      <style:text-properties officeooo:rsid="002fb1a5" officeooo:paragraph-rsid="002fb1a5"/>
    </style:style>
    <style:style style:name="P7" style:family="paragraph" style:parent-style-name="Text_20_body">
      <style:text-properties officeooo:rsid="003234f2" officeooo:paragraph-rsid="003234f2"/>
    </style:style>
    <style:style style:name="P8" style:family="paragraph" style:parent-style-name="Text_20_body">
      <style:text-properties officeooo:rsid="00335ed7" officeooo:paragraph-rsid="00335ed7"/>
    </style:style>
    <style:style style:name="P9" style:family="paragraph" style:parent-style-name="Text_20_body">
      <style:text-properties officeooo:rsid="00335ed7" officeooo:paragraph-rsid="00352440"/>
    </style:style>
    <style:style style:name="P10" style:family="paragraph" style:parent-style-name="Text_20_body">
      <style:text-properties officeooo:rsid="00352440" officeooo:paragraph-rsid="00352440"/>
    </style:style>
    <style:style style:name="P11" style:family="paragraph" style:parent-style-name="Text_20_body">
      <style:text-properties officeooo:rsid="00361389" officeooo:paragraph-rsid="00361389"/>
    </style:style>
    <style:style style:name="P12" style:family="paragraph" style:parent-style-name="Text_20_body">
      <style:text-properties officeooo:rsid="0036fb6b" officeooo:paragraph-rsid="0036fb6b"/>
    </style:style>
    <style:style style:name="P13" style:family="paragraph" style:parent-style-name="Text_20_body">
      <style:text-properties officeooo:rsid="0036fb6b" officeooo:paragraph-rsid="00392ef5"/>
    </style:style>
    <style:style style:name="P14" style:family="paragraph" style:parent-style-name="Text_20_body">
      <style:text-properties fo:font-weight="bold" officeooo:rsid="0036fb6b" officeooo:paragraph-rsid="0036fb6b" style:font-weight-asian="bold" style:font-weight-complex="bold"/>
    </style:style>
    <style:style style:name="P15" style:family="paragraph" style:parent-style-name="Text_20_body">
      <style:text-properties fo:font-weight="bold" officeooo:rsid="00392ef5" officeooo:paragraph-rsid="00392ef5" style:font-weight-asian="bold" style:font-weight-complex="bold"/>
    </style:style>
    <style:style style:name="P16" style:family="paragraph" style:parent-style-name="Text_20_body">
      <style:text-properties officeooo:rsid="0038488d" officeooo:paragraph-rsid="0038488d"/>
    </style:style>
    <style:style style:name="P17" style:family="paragraph" style:parent-style-name="Text_20_body">
      <style:text-properties officeooo:rsid="0038be4d" officeooo:paragraph-rsid="0038be4d"/>
    </style:style>
    <style:style style:name="P18" style:family="paragraph" style:parent-style-name="Text_20_body">
      <style:text-properties officeooo:rsid="00392ef5" officeooo:paragraph-rsid="00392ef5"/>
    </style:style>
    <style:style style:name="P19" style:family="paragraph" style:parent-style-name="Text_20_body">
      <style:text-properties style:text-underline-style="none" officeooo:rsid="003947bf" officeooo:paragraph-rsid="003947bf"/>
    </style:style>
    <style:style style:name="P20" style:family="paragraph" style:parent-style-name="Text_20_body">
      <style:text-properties officeooo:rsid="003a4b44" officeooo:paragraph-rsid="003a4b44"/>
    </style:style>
    <style:style style:name="P21" style:family="paragraph" style:parent-style-name="Text_20_body">
      <style:text-properties officeooo:rsid="003a8850" officeooo:paragraph-rsid="003a8850"/>
    </style:style>
    <style:style style:name="P22" style:family="paragraph" style:parent-style-name="Text_20_body">
      <style:text-properties officeooo:rsid="003a91ac" officeooo:paragraph-rsid="003a91ac"/>
    </style:style>
    <style:style style:name="P23" style:family="paragraph" style:parent-style-name="Text_20_body">
      <style:text-properties officeooo:rsid="003d2c82" officeooo:paragraph-rsid="003d2c82"/>
    </style:style>
    <style:style style:name="P24" style:family="paragraph" style:parent-style-name="Text_20_body">
      <style:text-properties officeooo:rsid="003e727a" officeooo:paragraph-rsid="003e727a"/>
    </style:style>
    <style:style style:name="P25" style:family="paragraph" style:parent-style-name="Text_20_body">
      <style:text-properties fo:font-weight="normal" officeooo:rsid="0036fb6b" officeooo:paragraph-rsid="00392ef5" style:font-weight-asian="normal" style:font-weight-complex="normal"/>
    </style:style>
    <style:style style:name="P26" style:family="paragraph" style:parent-style-name="Heading_20_3">
      <style:text-properties officeooo:rsid="003a4b44" officeooo:paragraph-rsid="00400735"/>
    </style:style>
    <style:style style:name="T1" style:family="text">
      <style:text-properties officeooo:rsid="002d132f"/>
    </style:style>
    <style:style style:name="T2" style:family="text">
      <style:text-properties officeooo:rsid="002fb1a5"/>
    </style:style>
    <style:style style:name="T3" style:family="text">
      <style:text-properties officeooo:rsid="003106ce"/>
    </style:style>
    <style:style style:name="T4" style:family="text">
      <style:text-properties officeooo:rsid="00352440"/>
    </style:style>
    <style:style style:name="T5" style:family="text">
      <style:text-properties officeooo:rsid="0036fb6b"/>
    </style:style>
    <style:style style:name="T6" style:family="text">
      <style:text-properties style:text-underline-style="solid" style:text-underline-width="auto" style:text-underline-color="font-color"/>
    </style:style>
    <style:style style:name="T7" style:family="text">
      <style:text-properties officeooo:rsid="003c7d20"/>
    </style:style>
    <style:style style:name="T8" style:family="text">
      <style:text-properties officeooo:rsid="003d2c82"/>
    </style:style>
    <style:style style:name="T9" style:family="text">
      <style:text-properties officeooo:rsid="00400735"/>
    </style:style>
    <style:style style:name="T10" style:family="text">
      <style:text-properties officeooo:rsid="0043842d"/>
    </style:style>
    <style:style style:name="T11" style:family="text">
      <style:text-properties officeooo:rsid="00439d21"/>
    </style:style>
    <style:style style:name="T12" style:family="text">
      <style:text-properties officeooo:rsid="004496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ion Electronique Hope 'n Bike</text:h>
      <text:p text:style-name="P1"/>
      <text:p text:style-name="P2">Présents :</text:p>
      <text:p text:style-name="Text_20_body">Arnaud Boulay, Jean-Marc Rout<text:span text:style-name="T12">o</text:span>ure, François Trocque, Michel Milhau, Matthieu Debar, Damien Scher, Julien Lefebvre.</text:p>
      <text:p text:style-name="Text_20_body"/>
      <text:p text:style-name="P1">Présentation par François Trocque.</text:p>
      <text:p text:style-name="P1"/>
      <text:p text:style-name="P3">Principe : Un arduino (base Uno) en réseau avec la carte de puissance. Un manager demande aux composants du réseau l'état d'une liste de variables, qui sont communiquées partout, lis la donnée qui veut. Pas d'adressage des composants liste de variables d'environnement.</text:p>
      <text:p text:style-name="P3">M<text:span text:style-name="T2">oteur triphasé avec capteurs à effet hall (3 capteurs à 120 degrés)</text:span></text:p>
      <text:p text:style-name="P3"/>
      <text:h text:style-name="Heading_20_2" text:outline-level="2">Commentaires carte :</text:h>
      <text:p text:style-name="P3">Puissance : signal de pilotage en PWM. <text:span text:style-name="T1">0 à 100%.</text:span></text:p>
      <text:p text:style-name="P4">Courant moteur : CAN 10bits. <text:span text:style-name="T2">0 à 1024.</text:span></text:p>
      <text:p text:style-name="P5">Capteur pédalage : nombre de pions captés par demi seconde</text:p>
      <text:p text:style-name="P6">Tension batterie : CAN 10 bits. 0 à 1024.</text:p>
      <text:p text:style-name="P6">Vitesse moteur : <text:span text:style-name="T3">On prend le signal d'un seul des 3 capteurs effet Hall (Hall A). Nombre de passage par demi-seconde.</text:span></text:p>
      <text:p text:style-name="P6"/>
      <text:p text:style-name="P7">Alimentation à découpage : 36V en entrée, 8V 3A en sortie. Les alims des circuits en 5V se font via des régulateurs supplémentaires.</text:p>
      <text:p text:style-name="P7"/>
      <text:p text:style-name="P7"/>
      <text:p text:style-name="P7"/>
      <text:p text:style-name="P7"/>
      <text:p text:style-name="P7"/>
      <text:p text:style-name="P7"/>
      <text:p text:style-name="P7"/>
      <text:h text:style-name="Heading_20_1" text:outline-level="1"><text:soft-page-break/>Procédure de test et de mise en œuvre</text:h>
      <text:p text:style-name="P24">Les alims pendant les tests électriques et l'upload software sont à faire avec l'alim de labo et non avec la batterie.</text:p>
      <text:h text:style-name="Heading_20_3" text:outline-level="3">Contrôle visuel des cartes :</text:h>
      <text:p text:style-name="P8">Sens de la diode D2. <text:span text:style-name="T4">Trait de sens.</text:span></text:p>
      <text:p text:style-name="P9">Sens de la diode D1 (12 sur le plan).<text:span text:style-name="T4">Trait de sens.</text:span></text:p>
      <text:p text:style-name="P10">Sens des condensateurs (cylindres gris et noir). Le trait noir sur le moins.</text:p>
      <text:p text:style-name="P11">Etat des condensateurs (pas gonflés)</text:p>
      <text:p text:style-name="P11">Positionnement des circuits intégrés : biseau à gauche sur boitiers quand on tiens la carte avec MOSFETs à droite. Sauf celui en haut qui a biseau à droite.</text:p>
      <text:p text:style-name="P8">M<text:span text:style-name="T5">ise en œuvre des cartes</text:span></text:p>
      <text:p text:style-name="P12">Casser le tour cassable de la carte.</text:p>
      <text:p text:style-name="P12"/>
      <text:h text:style-name="Heading_20_3" text:outline-level="3">Contrôles de Tension divers</text:h>
      <text:p text:style-name="P14">Alim 30 V CC sur bornier gauche <text:span text:style-name="T10">(petit)</text:span>. + sur broche 2, - sur broche 8 (masse).</text:p>
      <text:p text:style-name="P12">Mesurer 7,6V entre borne 3 et borne 8.</text:p>
      <text:p text:style-name="P12">Mesurer 5 V entre W4 (gauche) et borne 8.</text:p>
      <text:p text:style-name="P12">Mesurer 12V entre circuit U4 et borne 8.</text:p>
      <text:p text:style-name="P16">Mesurer 17,6V entre diode D1( patte du haut) et borne 8.</text:p>
      <text:p text:style-name="P17">(on trouvera 30V entre D1 patte du bas et borne 8).</text:p>
      <text:p text:style-name="P12"/>
      <text:h text:style-name="Heading_20_3" text:outline-level="3">On strappe W4</text:h>
      <text:p text:style-name="P19">Fermer le pont W4 avec un point de soudure.</text:p>
      <text:p text:style-name="P15"><text:span text:style-name="T6">Test :</text:span> </text:p>
      <text:p text:style-name="P25">Alim 30 V CC sur bornier gauche. + sur broche 2, - sur broche 8 (masse).</text:p>
      <text:p text:style-name="P13">Mesurer 5 V entre W4 (gauche) et borne 8.</text:p>
      <text:p text:style-name="P18"/>
      <text:h text:style-name="Heading_20_3" text:outline-level="3"><text:span text:style-name="T8">Upload des</text:span> software<text:span text:style-name="T7">s</text:span></text:h>
      <text:p text:style-name="P20">Télécharger l'IDE chez MicroChip (marche tout OS):</text:p>
      <text:p text:style-name="P20"><text:a xlink:type="simple" xlink:href="http://www.microchip.com/pagehandler/en-us/family/8bit/" text:style-name="Internet_20_link" text:visited-style-name="Visited_20_Internet_20_Link">http://www.microchip.com/pagehandler/en-us/family/8bit/</text:a></text:p>
      <text:p text:style-name="P20"><text:soft-page-break/>Lien direct : <text:a xlink:type="simple" xlink:href="http://www.microchip.com/stellent/idcplg?IdcService=SS_GET_PAGE&amp;nodeId=1406&amp;dDocName=en019469&amp;redirects=mplab" text:style-name="Internet_20_link" text:visited-style-name="Visited_20_Internet_20_Link">http://www.microchip.com/stellent/idcplg?IdcService=SS_GET_PAGE&amp;nodeId=1406&amp;dDocName=en019469&amp;redirects=mplab</text:a></text:p>
      <text:p text:style-name="P21">Lancer MPLAB X IDE</text:p>
      <text:p text:style-name="P21"/>
      <text:p text:style-name="P22">Ouvrir fichiers DC22_Mesure_Pic12.hex et DC22_Var_Pic16.hex.</text:p>
      <text:p text:style-name="P23">Voir fichiers dans dossier Soft Hw4.</text:p>
      <text:p text:style-name="P22">Carte HORS TENSION brancher le connecteur de flashage sur les 5 broches du haut <text:s/>(selon photo Damien &amp; Michel)</text:p>
      <text:p text:style-name="P22">Mettre sur tension 30V la carte <text:span text:style-name="T11">(Bornier gauche, + sur broche 2, - sur broche 8)</text:span></text:p>
      <text:p text:style-name="P22">Uploader le code Mesure sur la puce mesure (en haut)</text:p>
      <text:p text:style-name="P22">METTRE HORS TENSION LA CARTE</text:p>
      <text:p text:style-name="P22">Carte HORS TENSION brancher le connecteur de flashage sur les 5 broches du bas <text:s/>(selon photo Damien &amp; Michel)</text:p>
      <text:p text:style-name="P22">Mettre sur tension 30V la carte.</text:p>
      <text:p text:style-name="P22">Uploader le code Variateur sur la puce variateur (en bas)</text:p>
      <text:p text:style-name="P22"/>
      <text:p text:style-name="P22"/>
      <text:p text:style-name="P20"/>
      <text:h text:style-name="P26" text:outline-level="3">On strappe W<text:span text:style-name="T9">3, W2 et W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4:31:30.277000000</meta:creation-date>
    <dc:date>2016-03-15T14:41:43.956000000</dc:date>
    <meta:editing-duration>PT6H43M35S</meta:editing-duration>
    <meta:editing-cycles>41</meta:editing-cycles>
    <meta:generator>LibreOffice/4.3.6.2$Windows_x86 LibreOffice_project/d50a87b2e514536ed401c18000dad4660b6a169e</meta:generator>
    <meta:print-date>2016-03-03T14:03:04.356000000</meta:print-date>
    <meta:document-statistic meta:table-count="0" meta:image-count="0" meta:object-count="0" meta:page-count="3" meta:paragraph-count="50" meta:word-count="502" meta:character-count="2944" meta:non-whitespace-character-count="2489"/>
  </office:meta>
</office:document-meta>
</file>